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66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1.7409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1.7327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avg_finished_rate mean</text:p>
          </table:table-cell>
          <table:table-cell office:value-type="string" calcext:value-type="string">
            <text:p>avg_finished_rate max</text:p>
          </table:table-cell>
          <table:table-cell office:value-type="string" calcext:value-type="string">
            <text:p>avg_finished_rate var</text:p>
          </table:table-cell>
          <table:table-cell office:value-type="string" calcext:value-type="string">
            <text:p>avg_invalid_rate mean</text:p>
          </table:table-cell>
          <table:table-cell office:value-type="string" calcext:value-type="string">
            <text:p>avg_tot_finished max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29.9" calcext:value-type="float">
            <text:p>129.9</text:p>
          </table:table-cell>
          <table:table-cell office:value-type="float" office:value="262.8" calcext:value-type="float">
            <text:p>262.8</text:p>
          </table:table-cell>
          <table:table-cell office:value-type="float" office:value="13625.1" calcext:value-type="float">
            <text:p>13625.1</text:p>
          </table:table-cell>
          <table:table-cell office:value-type="float" office:value="0" calcext:value-type="float">
            <text:p>0</text:p>
          </table:table-cell>
          <table:table-cell office:value-type="float" office:value="119722.1" calcext:value-type="float">
            <text:p>119722.1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20.2" calcext:value-type="float">
            <text:p>320.2</text:p>
          </table:table-cell>
          <table:table-cell office:value-type="float" office:value="934.4" calcext:value-type="float">
            <text:p>934.4</text:p>
          </table:table-cell>
          <table:table-cell office:value-type="float" office:value="160784.2" calcext:value-type="float">
            <text:p>160784.2</text:p>
          </table:table-cell>
          <table:table-cell office:value-type="float" office:value="0" calcext:value-type="float">
            <text:p>0</text:p>
          </table:table-cell>
          <table:table-cell office:value-type="float" office:value="212720.6" calcext:value-type="float">
            <text:p>212720.6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87.6" calcext:value-type="float">
            <text:p>387.6</text:p>
          </table:table-cell>
          <table:table-cell office:value-type="float" office:value="1500.2" calcext:value-type="float">
            <text:p>1500.2</text:p>
          </table:table-cell>
          <table:table-cell office:value-type="float" office:value="336682.5" calcext:value-type="float">
            <text:p>336682.5</text:p>
          </table:table-cell>
          <table:table-cell office:value-type="float" office:value="0" calcext:value-type="float">
            <text:p>0</text:p>
          </table:table-cell>
          <table:table-cell office:value-type="float" office:value="227715.8" calcext:value-type="float">
            <text:p>227715.8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42.3" calcext:value-type="float">
            <text:p>442.3</text:p>
          </table:table-cell>
          <table:table-cell office:value-type="float" office:value="2138" calcext:value-type="float">
            <text:p>2138</text:p>
          </table:table-cell>
          <table:table-cell office:value-type="float" office:value="529533.1" calcext:value-type="float">
            <text:p>529533.1</text:p>
          </table:table-cell>
          <table:table-cell office:value-type="float" office:value="0" calcext:value-type="float">
            <text:p>0</text:p>
          </table:table-cell>
          <table:table-cell office:value-type="float" office:value="242107.4" calcext:value-type="float">
            <text:p>242107.4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63.3" calcext:value-type="float">
            <text:p>563.3</text:p>
          </table:table-cell>
          <table:table-cell office:value-type="float" office:value="2946.3" calcext:value-type="float">
            <text:p>2946.3</text:p>
          </table:table-cell>
          <table:table-cell office:value-type="float" office:value="882013.6" calcext:value-type="float">
            <text:p>882013.6</text:p>
          </table:table-cell>
          <table:table-cell office:value-type="float" office:value="0" calcext:value-type="float">
            <text:p>0</text:p>
          </table:table-cell>
          <table:table-cell office:value-type="float" office:value="289335" calcext:value-type="float">
            <text:p>289335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777.4" calcext:value-type="float">
            <text:p>777.4</text:p>
          </table:table-cell>
          <table:table-cell office:value-type="float" office:value="3441.4" calcext:value-type="float">
            <text:p>3441.4</text:p>
          </table:table-cell>
          <table:table-cell office:value-type="float" office:value="1454155.4" calcext:value-type="float">
            <text:p>1454155.4</text:p>
          </table:table-cell>
          <table:table-cell office:value-type="float" office:value="3.7" calcext:value-type="float">
            <text:p>3.7</text:p>
          </table:table-cell>
          <table:table-cell office:value-type="float" office:value="412121.9" calcext:value-type="float">
            <text:p>412121.9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3480.6" calcext:value-type="float">
            <text:p>3480.6</text:p>
          </table:table-cell>
          <table:table-cell office:value-type="float" office:value="1418642.5" calcext:value-type="float">
            <text:p>1418642.5</text:p>
          </table:table-cell>
          <table:table-cell office:value-type="float" office:value="5.8" calcext:value-type="float">
            <text:p>5.8</text:p>
          </table:table-cell>
          <table:table-cell office:value-type="float" office:value="412700.4" calcext:value-type="float">
            <text:p>412700.4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3375.9" calcext:value-type="float">
            <text:p>3375.9</text:p>
          </table:table-cell>
          <table:table-cell office:value-type="float" office:value="1259843.6" calcext:value-type="float">
            <text:p>1259843.6</text:p>
          </table:table-cell>
          <table:table-cell office:value-type="float" office:value="5" calcext:value-type="float">
            <text:p>5</text:p>
          </table:table-cell>
          <table:table-cell office:value-type="float" office:value="344668.5" calcext:value-type="float">
            <text:p>344668.5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630.8" calcext:value-type="float">
            <text:p>630.8</text:p>
          </table:table-cell>
          <table:table-cell office:value-type="float" office:value="3092.5" calcext:value-type="float">
            <text:p>3092.5</text:p>
          </table:table-cell>
          <table:table-cell office:value-type="float" office:value="1086383.1" calcext:value-type="float">
            <text:p>1086383.1</text:p>
          </table:table-cell>
          <table:table-cell office:value-type="float" office:value="1.3" calcext:value-type="float">
            <text:p>1.3</text:p>
          </table:table-cell>
          <table:table-cell office:value-type="float" office:value="325805.2" calcext:value-type="float">
            <text:p>325805.2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544.6" calcext:value-type="float">
            <text:p>544.6</text:p>
          </table:table-cell>
          <table:table-cell office:value-type="float" office:value="2926.5" calcext:value-type="float">
            <text:p>2926.5</text:p>
          </table:table-cell>
          <table:table-cell office:value-type="float" office:value="871805.8" calcext:value-type="float">
            <text:p>871805.8</text:p>
          </table:table-cell>
          <table:table-cell office:value-type="float" office:value="0.8" calcext:value-type="float">
            <text:p>0.8</text:p>
          </table:table-cell>
          <table:table-cell office:value-type="float" office:value="292475.9" calcext:value-type="float">
            <text:p>292475.9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247.3" calcext:value-type="float">
            <text:p>247.3</text:p>
          </table:table-cell>
          <table:table-cell office:value-type="float" office:value="12685.7" calcext:value-type="float">
            <text:p>12685.7</text:p>
          </table:table-cell>
          <table:table-cell office:value-type="float" office:value="0" calcext:value-type="float">
            <text:p>0</text:p>
          </table:table-cell>
          <table:table-cell office:value-type="float" office:value="115709.2" calcext:value-type="float">
            <text:p>115709.2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18.5" calcext:value-type="float">
            <text:p>318.5</text:p>
          </table:table-cell>
          <table:table-cell office:value-type="float" office:value="940.9" calcext:value-type="float">
            <text:p>940.9</text:p>
          </table:table-cell>
          <table:table-cell office:value-type="float" office:value="162361" calcext:value-type="float">
            <text:p>162361</text:p>
          </table:table-cell>
          <table:table-cell office:value-type="float" office:value="0" calcext:value-type="float">
            <text:p>0</text:p>
          </table:table-cell>
          <table:table-cell office:value-type="float" office:value="214325.1" calcext:value-type="float">
            <text:p>214325.1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88.7" calcext:value-type="float">
            <text:p>388.7</text:p>
          </table:table-cell>
          <table:table-cell office:value-type="float" office:value="1545.1" calcext:value-type="float">
            <text:p>1545.1</text:p>
          </table:table-cell>
          <table:table-cell office:value-type="float" office:value="340711.4" calcext:value-type="float">
            <text:p>340711.4</text:p>
          </table:table-cell>
          <table:table-cell office:value-type="float" office:value="0" calcext:value-type="float">
            <text:p>0</text:p>
          </table:table-cell>
          <table:table-cell office:value-type="float" office:value="229097.7" calcext:value-type="float">
            <text:p>229097.7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443.6" calcext:value-type="float">
            <text:p>443.6</text:p>
          </table:table-cell>
          <table:table-cell office:value-type="float" office:value="2153.4" calcext:value-type="float">
            <text:p>2153.4</text:p>
          </table:table-cell>
          <table:table-cell office:value-type="float" office:value="541444.4" calcext:value-type="float">
            <text:p>541444.4</text:p>
          </table:table-cell>
          <table:table-cell office:value-type="float" office:value="0" calcext:value-type="float">
            <text:p>0</text:p>
          </table:table-cell>
          <table:table-cell office:value-type="float" office:value="243826.5" calcext:value-type="float">
            <text:p>243826.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675.5" calcext:value-type="float">
            <text:p>675.5</text:p>
          </table:table-cell>
          <table:table-cell office:value-type="float" office:value="3085.2" calcext:value-type="float">
            <text:p>3085.2</text:p>
          </table:table-cell>
          <table:table-cell office:value-type="float" office:value="1136822.7" calcext:value-type="float">
            <text:p>1136822.7</text:p>
          </table:table-cell>
          <table:table-cell office:value-type="float" office:value="1.1" calcext:value-type="float">
            <text:p>1.1</text:p>
          </table:table-cell>
          <table:table-cell office:value-type="float" office:value="366255.5" calcext:value-type="float">
            <text:p>366255.5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float" office:value="834.6" calcext:value-type="float">
            <text:p>834.6</text:p>
          </table:table-cell>
          <table:table-cell office:value-type="float" office:value="3684.2" calcext:value-type="float">
            <text:p>3684.2</text:p>
          </table:table-cell>
          <table:table-cell office:value-type="float" office:value="1527706.2" calcext:value-type="float">
            <text:p>1527706.2</text:p>
          </table:table-cell>
          <table:table-cell office:value-type="float" office:value="7" calcext:value-type="float">
            <text:p>7</text:p>
          </table:table-cell>
          <table:table-cell office:value-type="float" office:value="467408.7" calcext:value-type="float">
            <text:p>467408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" calcext:value-type="float">
            <text:p>7</text:p>
          </table:table-cell>
          <table:table-cell office:value-type="float" office:value="881.4" calcext:value-type="float">
            <text:p>881.4</text:p>
          </table:table-cell>
          <table:table-cell office:value-type="float" office:value="3796.5" calcext:value-type="float">
            <text:p>3796.5</text:p>
          </table:table-cell>
          <table:table-cell office:value-type="float" office:value="1595332.3" calcext:value-type="float">
            <text:p>1595332.3</text:p>
          </table:table-cell>
          <table:table-cell office:value-type="float" office:value="7.2" calcext:value-type="float">
            <text:p>7.2</text:p>
          </table:table-cell>
          <table:table-cell office:value-type="float" office:value="478479.3" calcext:value-type="float">
            <text:p>478479.3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776.2" calcext:value-type="float">
            <text:p>776.2</text:p>
          </table:table-cell>
          <table:table-cell office:value-type="float" office:value="3402.8" calcext:value-type="float">
            <text:p>3402.8</text:p>
          </table:table-cell>
          <table:table-cell office:value-type="float" office:value="1347674" calcext:value-type="float">
            <text:p>1347674</text:p>
          </table:table-cell>
          <table:table-cell office:value-type="float" office:value="6.6" calcext:value-type="float">
            <text:p>6.6</text:p>
          </table:table-cell>
          <table:table-cell office:value-type="float" office:value="403029.9" calcext:value-type="float">
            <text:p>403029.9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767.1" calcext:value-type="float">
            <text:p>767.1</text:p>
          </table:table-cell>
          <table:table-cell office:value-type="float" office:value="3409.8" calcext:value-type="float">
            <text:p>3409.8</text:p>
          </table:table-cell>
          <table:table-cell office:value-type="float" office:value="1327598.4" calcext:value-type="float">
            <text:p>1327598.4</text:p>
          </table:table-cell>
          <table:table-cell office:value-type="float" office:value="7.9" calcext:value-type="float">
            <text:p>7.9</text:p>
          </table:table-cell>
          <table:table-cell office:value-type="float" office:value="406775.4" calcext:value-type="float">
            <text:p>406775.4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626.8" calcext:value-type="float">
            <text:p>626.8</text:p>
          </table:table-cell>
          <table:table-cell office:value-type="float" office:value="3013.1" calcext:value-type="float">
            <text:p>3013.1</text:p>
          </table:table-cell>
          <table:table-cell office:value-type="float" office:value="1011058.4" calcext:value-type="float">
            <text:p>1011058.4</text:p>
          </table:table-cell>
          <table:table-cell office:value-type="float" office:value="4.6" calcext:value-type="float">
            <text:p>4.6</text:p>
          </table:table-cell>
          <table:table-cell office:value-type="float" office:value="300099.8" calcext:value-type="float">
            <text:p>300099.8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121.6" calcext:value-type="float">
            <text:p>121.6</text:p>
          </table:table-cell>
          <table:table-cell office:value-type="float" office:value="245.7" calcext:value-type="float">
            <text:p>245.7</text:p>
          </table:table-cell>
          <table:table-cell office:value-type="float" office:value="12146.5" calcext:value-type="float">
            <text:p>12146.5</text:p>
          </table:table-cell>
          <table:table-cell office:value-type="float" office:value="0" calcext:value-type="float">
            <text:p>0</text:p>
          </table:table-cell>
          <table:table-cell office:value-type="float" office:value="114865.5" calcext:value-type="float">
            <text:p>114865.5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321.2" calcext:value-type="float">
            <text:p>321.2</text:p>
          </table:table-cell>
          <table:table-cell office:value-type="float" office:value="951" calcext:value-type="float">
            <text:p>951</text:p>
          </table:table-cell>
          <table:table-cell office:value-type="float" office:value="163510.1" calcext:value-type="float">
            <text:p>163510.1</text:p>
          </table:table-cell>
          <table:table-cell office:value-type="float" office:value="0" calcext:value-type="float">
            <text:p>0</text:p>
          </table:table-cell>
          <table:table-cell office:value-type="float" office:value="215555.2" calcext:value-type="float">
            <text:p>215555.2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office:value-type="float" office:value="1565.6" calcext:value-type="float">
            <text:p>1565.6</text:p>
          </table:table-cell>
          <table:table-cell office:value-type="float" office:value="346612.7" calcext:value-type="float">
            <text:p>346612.7</text:p>
          </table:table-cell>
          <table:table-cell office:value-type="float" office:value="0" calcext:value-type="float">
            <text:p>0</text:p>
          </table:table-cell>
          <table:table-cell office:value-type="float" office:value="232194.3" calcext:value-type="float">
            <text:p>232194.3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office:value-type="float" office:value="463.8" calcext:value-type="float">
            <text:p>463.8</text:p>
          </table:table-cell>
          <table:table-cell office:value-type="float" office:value="2199.2" calcext:value-type="float">
            <text:p>2199.2</text:p>
          </table:table-cell>
          <table:table-cell office:value-type="float" office:value="569816" calcext:value-type="float">
            <text:p>569816</text:p>
          </table:table-cell>
          <table:table-cell office:value-type="float" office:value="0" calcext:value-type="float">
            <text:p>0</text:p>
          </table:table-cell>
          <table:table-cell office:value-type="float" office:value="251693.3" calcext:value-type="float">
            <text:p>251693.3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753" calcext:value-type="float">
            <text:p>753</text:p>
          </table:table-cell>
          <table:table-cell office:value-type="float" office:value="3363.2" calcext:value-type="float">
            <text:p>3363.2</text:p>
          </table:table-cell>
          <table:table-cell office:value-type="float" office:value="1277317.5" calcext:value-type="float">
            <text:p>1277317.5</text:p>
          </table:table-cell>
          <table:table-cell office:value-type="float" office:value="2.8" calcext:value-type="float">
            <text:p>2.8</text:p>
          </table:table-cell>
          <table:table-cell office:value-type="float" office:value="438249.7" calcext:value-type="float">
            <text:p>438249.7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855.4" calcext:value-type="float">
            <text:p>855.4</text:p>
          </table:table-cell>
          <table:table-cell office:value-type="float" office:value="3519.6" calcext:value-type="float">
            <text:p>3519.6</text:p>
          </table:table-cell>
          <table:table-cell office:value-type="float" office:value="1451325.2" calcext:value-type="float">
            <text:p>1451325.2</text:p>
          </table:table-cell>
          <table:table-cell office:value-type="float" office:value="7.4" calcext:value-type="float">
            <text:p>7.4</text:p>
          </table:table-cell>
          <table:table-cell office:value-type="float" office:value="517200.7" calcext:value-type="float">
            <text:p>517200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" calcext:value-type="float">
            <text:p>9</text:p>
          </table:table-cell>
          <table:table-cell office:value-type="float" office:value="861.6" calcext:value-type="float">
            <text:p>861.6</text:p>
          </table:table-cell>
          <table:table-cell office:value-type="float" office:value="3725.3" calcext:value-type="float">
            <text:p>3725.3</text:p>
          </table:table-cell>
          <table:table-cell office:value-type="float" office:value="1510776.9" calcext:value-type="float">
            <text:p>1510776.9</text:p>
          </table:table-cell>
          <table:table-cell office:value-type="float" office:value="9" calcext:value-type="float">
            <text:p>9</text:p>
          </table:table-cell>
          <table:table-cell office:value-type="float" office:value="466516.6" calcext:value-type="float">
            <text:p>466516.6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  <table:table-cell office:value-type="float" office:value="777.9" calcext:value-type="float">
            <text:p>777.9</text:p>
          </table:table-cell>
          <table:table-cell office:value-type="float" office:value="3206.9" calcext:value-type="float">
            <text:p>3206.9</text:p>
          </table:table-cell>
          <table:table-cell office:value-type="float" office:value="1242400" calcext:value-type="float">
            <text:p>1242400</text:p>
          </table:table-cell>
          <table:table-cell office:value-type="float" office:value="8" calcext:value-type="float">
            <text:p>8</text:p>
          </table:table-cell>
          <table:table-cell office:value-type="float" office:value="446869.1" calcext:value-type="float">
            <text:p>446869.1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811.3" calcext:value-type="float">
            <text:p>811.3</text:p>
          </table:table-cell>
          <table:table-cell office:value-type="float" office:value="3609.6" calcext:value-type="float">
            <text:p>3609.6</text:p>
          </table:table-cell>
          <table:table-cell office:value-type="float" office:value="1477678.8" calcext:value-type="float">
            <text:p>1477678.8</text:p>
          </table:table-cell>
          <table:table-cell office:value-type="float" office:value="8.8" calcext:value-type="float">
            <text:p>8.8</text:p>
          </table:table-cell>
          <table:table-cell office:value-type="float" office:value="448189.7" calcext:value-type="float">
            <text:p>448189.7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" calcext:value-type="float">
            <text:p>9</text:p>
          </table:table-cell>
          <table:table-cell office:value-type="float" office:value="763.7" calcext:value-type="float">
            <text:p>763.7</text:p>
          </table:table-cell>
          <table:table-cell office:value-type="float" office:value="3234.7" calcext:value-type="float">
            <text:p>3234.7</text:p>
          </table:table-cell>
          <table:table-cell office:value-type="float" office:value="1273422.8" calcext:value-type="float">
            <text:p>1273422.8</text:p>
          </table:table-cell>
          <table:table-cell office:value-type="float" office:value="6.4" calcext:value-type="float">
            <text:p>6.4</text:p>
          </table:table-cell>
          <table:table-cell office:value-type="float" office:value="426554.1" calcext:value-type="float">
            <text:p>426554.1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20.9" calcext:value-type="float">
            <text:p>120.9</text:p>
          </table:table-cell>
          <table:table-cell office:value-type="float" office:value="241.2" calcext:value-type="float">
            <text:p>241.2</text:p>
          </table:table-cell>
          <table:table-cell office:value-type="float" office:value="12023.2" calcext:value-type="float">
            <text:p>12023.2</text:p>
          </table:table-cell>
          <table:table-cell office:value-type="float" office:value="0" calcext:value-type="float">
            <text:p>0</text:p>
          </table:table-cell>
          <table:table-cell office:value-type="float" office:value="114753.8" calcext:value-type="float">
            <text:p>114753.8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321.3" calcext:value-type="float">
            <text:p>321.3</text:p>
          </table:table-cell>
          <table:table-cell office:value-type="float" office:value="956.4" calcext:value-type="float">
            <text:p>956.4</text:p>
          </table:table-cell>
          <table:table-cell office:value-type="float" office:value="163522.3" calcext:value-type="float">
            <text:p>163522.3</text:p>
          </table:table-cell>
          <table:table-cell office:value-type="float" office:value="0" calcext:value-type="float">
            <text:p>0</text:p>
          </table:table-cell>
          <table:table-cell office:value-type="float" office:value="216168.8" calcext:value-type="float">
            <text:p>216168.8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395.8" calcext:value-type="float">
            <text:p>395.8</text:p>
          </table:table-cell>
          <table:table-cell office:value-type="float" office:value="1556.6" calcext:value-type="float">
            <text:p>1556.6</text:p>
          </table:table-cell>
          <table:table-cell office:value-type="float" office:value="346336.7" calcext:value-type="float">
            <text:p>346336.7</text:p>
          </table:table-cell>
          <table:table-cell office:value-type="float" office:value="0" calcext:value-type="float">
            <text:p>0</text:p>
          </table:table-cell>
          <table:table-cell office:value-type="float" office:value="230244.4" calcext:value-type="float">
            <text:p>230244.4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476" calcext:value-type="float">
            <text:p>476</text:p>
          </table:table-cell>
          <table:table-cell office:value-type="float" office:value="2438.4" calcext:value-type="float">
            <text:p>2438.4</text:p>
          </table:table-cell>
          <table:table-cell office:value-type="float" office:value="639358.6" calcext:value-type="float">
            <text:p>639358.6</text:p>
          </table:table-cell>
          <table:table-cell office:value-type="float" office:value="0.3" calcext:value-type="float">
            <text:p>0.3</text:p>
          </table:table-cell>
          <table:table-cell office:value-type="float" office:value="261931.6" calcext:value-type="float">
            <text:p>261931.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14.3" calcext:value-type="float">
            <text:p>714.3</text:p>
          </table:table-cell>
          <table:table-cell office:value-type="float" office:value="3225.3" calcext:value-type="float">
            <text:p>3225.3</text:p>
          </table:table-cell>
          <table:table-cell office:value-type="float" office:value="1165240.2" calcext:value-type="float">
            <text:p>1165240.2</text:p>
          </table:table-cell>
          <table:table-cell office:value-type="float" office:value="2.1" calcext:value-type="float">
            <text:p>2.1</text:p>
          </table:table-cell>
          <table:table-cell office:value-type="float" office:value="402503.3" calcext:value-type="float">
            <text:p>402503.3</text:p>
          </table:table-cell>
          <table:table-cell table:number-columns-repeated="101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902.4" calcext:value-type="float">
            <text:p>902.4</text:p>
          </table:table-cell>
          <table:table-cell office:value-type="float" office:value="3674.7" calcext:value-type="float">
            <text:p>3674.7</text:p>
          </table:table-cell>
          <table:table-cell office:value-type="float" office:value="1503156.4" calcext:value-type="float">
            <text:p>1503156.4</text:p>
          </table:table-cell>
          <table:table-cell office:value-type="float" office:value="9.3" calcext:value-type="float">
            <text:p>9.3</text:p>
          </table:table-cell>
          <table:table-cell office:value-type="float" office:value="524918.7" calcext:value-type="float">
            <text:p>524918.7</text:p>
          </table:table-cell>
          <table:table-cell table:number-columns-repeated="101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817" calcext:value-type="float">
            <text:p>817</text:p>
          </table:table-cell>
          <table:table-cell office:value-type="float" office:value="3400.8" calcext:value-type="float">
            <text:p>3400.8</text:p>
          </table:table-cell>
          <table:table-cell office:value-type="float" office:value="1320889.7" calcext:value-type="float">
            <text:p>1320889.7</text:p>
          </table:table-cell>
          <table:table-cell office:value-type="float" office:value="6.9" calcext:value-type="float">
            <text:p>6.9</text:p>
          </table:table-cell>
          <table:table-cell office:value-type="float" office:value="453636.4" calcext:value-type="float">
            <text:p>453636.4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939" calcext:value-type="float">
            <text:p>939</text:p>
          </table:table-cell>
          <table:table-cell office:value-type="float" office:value="3818.7" calcext:value-type="float">
            <text:p>3818.7</text:p>
          </table:table-cell>
          <table:table-cell office:value-type="float" office:value="1690867.6" calcext:value-type="float">
            <text:p>1690867.6</text:p>
          </table:table-cell>
          <table:table-cell office:value-type="float" office:value="12.1" calcext:value-type="float">
            <text:p>12.1</text:p>
          </table:table-cell>
          <table:table-cell office:value-type="float" office:value="532321.5" calcext:value-type="float">
            <text:p>532321.5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728.1" calcext:value-type="float">
            <text:p>728.1</text:p>
          </table:table-cell>
          <table:table-cell office:value-type="float" office:value="3449.7" calcext:value-type="float">
            <text:p>3449.7</text:p>
          </table:table-cell>
          <table:table-cell office:value-type="float" office:value="1216336.5" calcext:value-type="float">
            <text:p>1216336.5</text:p>
          </table:table-cell>
          <table:table-cell office:value-type="float" office:value="6.6" calcext:value-type="float">
            <text:p>6.6</text:p>
          </table:table-cell>
          <table:table-cell office:value-type="float" office:value="382914.1" calcext:value-type="float">
            <text:p>382914.1</text:p>
          </table:table-cell>
          <table:table-cell table:number-columns-repeated="10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736" calcext:value-type="float">
            <text:p>736</text:p>
          </table:table-cell>
          <table:table-cell office:value-type="float" office:value="3168.2" calcext:value-type="float">
            <text:p>3168.2</text:p>
          </table:table-cell>
          <table:table-cell office:value-type="float" office:value="1174852.8" calcext:value-type="float">
            <text:p>1174852.8</text:p>
          </table:table-cell>
          <table:table-cell office:value-type="float" office:value="5.8" calcext:value-type="float">
            <text:p>5.8</text:p>
          </table:table-cell>
          <table:table-cell office:value-type="float" office:value="406593.6" calcext:value-type="float">
            <text:p>406593.6</text:p>
          </table:table-cell>
          <table:table-cell table:number-columns-repeated="1017"/>
        </table:table-row>
      </table:table>
      <table:table table:name="reformat for gnuplot" table:style-name="ta1"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inished</text:p>
          </table:table-cell>
          <table:covered-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9.9" calcext:value-type="float">
            <text:p>129.9</text:p>
          </table:table-cell>
          <table:table-cell office:value-type="float" office:value="125" calcext:value-type="float">
            <text:p>125</text:p>
          </table:table-cell>
          <table:table-cell office:value-type="float" office:value="121.6" calcext:value-type="float">
            <text:p>121.6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0.2" calcext:value-type="float">
            <text:p>320.2</text:p>
          </table:table-cell>
          <table:table-cell office:value-type="float" office:value="318.5" calcext:value-type="float">
            <text:p>318.5</text:p>
          </table:table-cell>
          <table:table-cell office:value-type="float" office:value="321.2" calcext:value-type="float">
            <text:p>321.2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7.6" calcext:value-type="float">
            <text:p>387.6</text:p>
          </table:table-cell>
          <table:table-cell office:value-type="float" office:value="388.7" calcext:value-type="float">
            <text:p>388.7</text:p>
          </table:table-cell>
          <table:table-cell office:value-type="float" office:value="394" calcext:value-type="float">
            <text:p>394</text:p>
          </table:table-cell>
          <table:table-cell office:value-type="float" office:value="395.8" calcext:value-type="float">
            <text:p>395.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2.3" calcext:value-type="float">
            <text:p>442.3</text:p>
          </table:table-cell>
          <table:table-cell office:value-type="float" office:value="443.6" calcext:value-type="float">
            <text:p>443.6</text:p>
          </table:table-cell>
          <table:table-cell office:value-type="float" office:value="463.8" calcext:value-type="float">
            <text:p>463.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3.3" calcext:value-type="float">
            <text:p>563.3</text:p>
          </table:table-cell>
          <table:table-cell office:value-type="float" office:value="675.5" calcext:value-type="float">
            <text:p>675.5</text:p>
          </table:table-cell>
          <table:table-cell office:value-type="float" office:value="753" calcext:value-type="float">
            <text:p>753</text:p>
          </table:table-cell>
          <table:table-cell office:value-type="float" office:value="714.3" calcext:value-type="float">
            <text:p>714.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77.4" calcext:value-type="float">
            <text:p>777.4</text:p>
          </table:table-cell>
          <table:table-cell office:value-type="float" office:value="834.6" calcext:value-type="float">
            <text:p>834.6</text:p>
          </table:table-cell>
          <table:table-cell office:value-type="float" office:value="855.4" calcext:value-type="float">
            <text:p>855.4</text:p>
          </table:table-cell>
          <table:table-cell office:value-type="float" office:value="902.4" calcext:value-type="float">
            <text:p>902.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74" calcext:value-type="float">
            <text:p>774</text:p>
          </table:table-cell>
          <table:table-cell office:value-type="float" office:value="881.4" calcext:value-type="float">
            <text:p>881.4</text:p>
          </table:table-cell>
          <table:table-cell office:value-type="float" office:value="861.6" calcext:value-type="float">
            <text:p>861.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82" calcext:value-type="float">
            <text:p>682</text:p>
          </table:table-cell>
          <table:table-cell office:value-type="float" office:value="776.2" calcext:value-type="float">
            <text:p>776.2</text:p>
          </table:table-cell>
          <table:table-cell office:value-type="float" office:value="777.9" calcext:value-type="float">
            <text:p>777.9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0.8" calcext:value-type="float">
            <text:p>630.8</text:p>
          </table:table-cell>
          <table:table-cell office:value-type="float" office:value="767.1" calcext:value-type="float">
            <text:p>767.1</text:p>
          </table:table-cell>
          <table:table-cell office:value-type="float" office:value="811.3" calcext:value-type="float">
            <text:p>811.3</text:p>
          </table:table-cell>
          <table:table-cell office:value-type="float" office:value="728.1" calcext:value-type="float">
            <text:p>728.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44.6" calcext:value-type="float">
            <text:p>544.6</text:p>
          </table:table-cell>
          <table:table-cell office:value-type="float" office:value="626.8" calcext:value-type="float">
            <text:p>626.8</text:p>
          </table:table-cell>
          <table:table-cell office:value-type="float" office:value="763.7" calcext:value-type="float">
            <text:p>763.7</text:p>
          </table:table-cell>
          <table:table-cell office:value-type="float" office:value="736" calcext:value-type="float">
            <text:p>73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invalids</text:p>
          </table:table-cell>
          <table:covered-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.7" calcext:value-type="float">
            <text:p>3.7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.8" calcext:value-type="float">
            <text:p>5.8</text:p>
          </table:table-cell>
          <table:table-cell office:value-type="float" office:value="7.2" calcext:value-type="float">
            <text:p>7.2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3" calcext:value-type="float">
            <text:p>1.3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variance</text:p>
          </table:table-cell>
          <table:covered-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25.1" calcext:value-type="float">
            <text:p>13625.1</text:p>
          </table:table-cell>
          <table:table-cell office:value-type="float" office:value="12685.7" calcext:value-type="float">
            <text:p>12685.7</text:p>
          </table:table-cell>
          <table:table-cell office:value-type="float" office:value="12146.5" calcext:value-type="float">
            <text:p>12146.5</text:p>
          </table:table-cell>
          <table:table-cell office:value-type="float" office:value="12023.2" calcext:value-type="float">
            <text:p>12023.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784.2" calcext:value-type="float">
            <text:p>160784.2</text:p>
          </table:table-cell>
          <table:table-cell office:value-type="float" office:value="162361" calcext:value-type="float">
            <text:p>162361</text:p>
          </table:table-cell>
          <table:table-cell office:value-type="float" office:value="163510.1" calcext:value-type="float">
            <text:p>163510.1</text:p>
          </table:table-cell>
          <table:table-cell office:value-type="float" office:value="163522.3" calcext:value-type="float">
            <text:p>163522.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6682.5" calcext:value-type="float">
            <text:p>336682.5</text:p>
          </table:table-cell>
          <table:table-cell office:value-type="float" office:value="340711.4" calcext:value-type="float">
            <text:p>340711.4</text:p>
          </table:table-cell>
          <table:table-cell office:value-type="float" office:value="346612.7" calcext:value-type="float">
            <text:p>346612.7</text:p>
          </table:table-cell>
          <table:table-cell office:value-type="float" office:value="346336.7" calcext:value-type="float">
            <text:p>346336.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29533.1" calcext:value-type="float">
            <text:p>529533.1</text:p>
          </table:table-cell>
          <table:table-cell office:value-type="float" office:value="541444.4" calcext:value-type="float">
            <text:p>541444.4</text:p>
          </table:table-cell>
          <table:table-cell office:value-type="float" office:value="569816" calcext:value-type="float">
            <text:p>569816</text:p>
          </table:table-cell>
          <table:table-cell office:value-type="float" office:value="639358.6" calcext:value-type="float">
            <text:p>639358.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2013.6" calcext:value-type="float">
            <text:p>882013.6</text:p>
          </table:table-cell>
          <table:table-cell office:value-type="float" office:value="1136822.7" calcext:value-type="float">
            <text:p>1136822.7</text:p>
          </table:table-cell>
          <table:table-cell office:value-type="float" office:value="1277317.5" calcext:value-type="float">
            <text:p>1277317.5</text:p>
          </table:table-cell>
          <table:table-cell office:value-type="float" office:value="1165240.2" calcext:value-type="float">
            <text:p>1165240.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54155.4" calcext:value-type="float">
            <text:p>1454155.4</text:p>
          </table:table-cell>
          <table:table-cell office:value-type="float" office:value="1527706.2" calcext:value-type="float">
            <text:p>1527706.2</text:p>
          </table:table-cell>
          <table:table-cell office:value-type="float" office:value="1451325.2" calcext:value-type="float">
            <text:p>1451325.2</text:p>
          </table:table-cell>
          <table:table-cell office:value-type="float" office:value="1503156.4" calcext:value-type="float">
            <text:p>1503156.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18642.5" calcext:value-type="float">
            <text:p>1418642.5</text:p>
          </table:table-cell>
          <table:table-cell office:value-type="float" office:value="1595332.3" calcext:value-type="float">
            <text:p>1595332.3</text:p>
          </table:table-cell>
          <table:table-cell office:value-type="float" office:value="1510776.9" calcext:value-type="float">
            <text:p>1510776.9</text:p>
          </table:table-cell>
          <table:table-cell office:value-type="float" office:value="1320889.7" calcext:value-type="float">
            <text:p>1320889.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59843.6" calcext:value-type="float">
            <text:p>1259843.6</text:p>
          </table:table-cell>
          <table:table-cell office:value-type="float" office:value="1347674" calcext:value-type="float">
            <text:p>1347674</text:p>
          </table:table-cell>
          <table:table-cell office:value-type="float" office:value="1242400" calcext:value-type="float">
            <text:p>1242400</text:p>
          </table:table-cell>
          <table:table-cell office:value-type="float" office:value="1690867.6" calcext:value-type="float">
            <text:p>1690867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86383.1" calcext:value-type="float">
            <text:p>1086383.1</text:p>
          </table:table-cell>
          <table:table-cell office:value-type="float" office:value="1327598.4" calcext:value-type="float">
            <text:p>1327598.4</text:p>
          </table:table-cell>
          <table:table-cell office:value-type="float" office:value="1477678.8" calcext:value-type="float">
            <text:p>1477678.8</text:p>
          </table:table-cell>
          <table:table-cell office:value-type="float" office:value="1216336.5" calcext:value-type="float">
            <text:p>1216336.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71805.8" calcext:value-type="float">
            <text:p>871805.8</text:p>
          </table:table-cell>
          <table:table-cell office:value-type="float" office:value="1011058.4" calcext:value-type="float">
            <text:p>1011058.4</text:p>
          </table:table-cell>
          <table:table-cell office:value-type="float" office:value="1273422.8" calcext:value-type="float">
            <text:p>1273422.8</text:p>
          </table:table-cell>
          <table:table-cell office:value-type="float" office:value="1174852.8" calcext:value-type="float">
            <text:p>1174852.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max finished rate</text:p>
          </table:table-cell>
          <table:covered-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2.8" calcext:value-type="float">
            <text:p>262.8</text:p>
          </table:table-cell>
          <table:table-cell office:value-type="float" office:value="247.3" calcext:value-type="float">
            <text:p>247.3</text:p>
          </table:table-cell>
          <table:table-cell office:value-type="float" office:value="245.7" calcext:value-type="float">
            <text:p>245.7</text:p>
          </table:table-cell>
          <table:table-cell office:value-type="float" office:value="241.2" calcext:value-type="float">
            <text:p>241.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34.4" calcext:value-type="float">
            <text:p>934.4</text:p>
          </table:table-cell>
          <table:table-cell office:value-type="float" office:value="940.9" calcext:value-type="float">
            <text:p>940.9</text:p>
          </table:table-cell>
          <table:table-cell office:value-type="float" office:value="951" calcext:value-type="float">
            <text:p>951</text:p>
          </table:table-cell>
          <table:table-cell office:value-type="float" office:value="956.4" calcext:value-type="float">
            <text:p>956.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.2" calcext:value-type="float">
            <text:p>1500.2</text:p>
          </table:table-cell>
          <table:table-cell office:value-type="float" office:value="1545.1" calcext:value-type="float">
            <text:p>1545.1</text:p>
          </table:table-cell>
          <table:table-cell office:value-type="float" office:value="1565.6" calcext:value-type="float">
            <text:p>1565.6</text:p>
          </table:table-cell>
          <table:table-cell office:value-type="float" office:value="1556.6" calcext:value-type="float">
            <text:p>1556.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138" calcext:value-type="float">
            <text:p>2138</text:p>
          </table:table-cell>
          <table:table-cell office:value-type="float" office:value="2153.4" calcext:value-type="float">
            <text:p>2153.4</text:p>
          </table:table-cell>
          <table:table-cell office:value-type="float" office:value="2199.2" calcext:value-type="float">
            <text:p>2199.2</text:p>
          </table:table-cell>
          <table:table-cell office:value-type="float" office:value="2438.4" calcext:value-type="float">
            <text:p>2438.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46.3" calcext:value-type="float">
            <text:p>2946.3</text:p>
          </table:table-cell>
          <table:table-cell office:value-type="float" office:value="3085.2" calcext:value-type="float">
            <text:p>3085.2</text:p>
          </table:table-cell>
          <table:table-cell office:value-type="float" office:value="3363.2" calcext:value-type="float">
            <text:p>3363.2</text:p>
          </table:table-cell>
          <table:table-cell office:value-type="float" office:value="3225.3" calcext:value-type="float">
            <text:p>3225.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41.4" calcext:value-type="float">
            <text:p>3441.4</text:p>
          </table:table-cell>
          <table:table-cell office:value-type="float" office:value="3684.2" calcext:value-type="float">
            <text:p>3684.2</text:p>
          </table:table-cell>
          <table:table-cell office:value-type="float" office:value="3519.6" calcext:value-type="float">
            <text:p>3519.6</text:p>
          </table:table-cell>
          <table:table-cell office:value-type="float" office:value="3674.7" calcext:value-type="float">
            <text:p>3674.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480.6" calcext:value-type="float">
            <text:p>3480.6</text:p>
          </table:table-cell>
          <table:table-cell office:value-type="float" office:value="3796.5" calcext:value-type="float">
            <text:p>3796.5</text:p>
          </table:table-cell>
          <table:table-cell office:value-type="float" office:value="3725.3" calcext:value-type="float">
            <text:p>3725.3</text:p>
          </table:table-cell>
          <table:table-cell office:value-type="float" office:value="3400.8" calcext:value-type="float">
            <text:p>3400.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375.9" calcext:value-type="float">
            <text:p>3375.9</text:p>
          </table:table-cell>
          <table:table-cell office:value-type="float" office:value="3402.8" calcext:value-type="float">
            <text:p>3402.8</text:p>
          </table:table-cell>
          <table:table-cell office:value-type="float" office:value="3206.9" calcext:value-type="float">
            <text:p>3206.9</text:p>
          </table:table-cell>
          <table:table-cell office:value-type="float" office:value="3818.7" calcext:value-type="float">
            <text:p>3818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92.5" calcext:value-type="float">
            <text:p>3092.5</text:p>
          </table:table-cell>
          <table:table-cell office:value-type="float" office:value="3409.8" calcext:value-type="float">
            <text:p>3409.8</text:p>
          </table:table-cell>
          <table:table-cell office:value-type="float" office:value="3609.6" calcext:value-type="float">
            <text:p>3609.6</text:p>
          </table:table-cell>
          <table:table-cell office:value-type="float" office:value="3449.7" calcext:value-type="float">
            <text:p>3449.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926.5" calcext:value-type="float">
            <text:p>2926.5</text:p>
          </table:table-cell>
          <table:table-cell office:value-type="float" office:value="3013.1" calcext:value-type="float">
            <text:p>3013.1</text:p>
          </table:table-cell>
          <table:table-cell office:value-type="float" office:value="3234.7" calcext:value-type="float">
            <text:p>3234.7</text:p>
          </table:table-cell>
          <table:table-cell office:value-type="float" office:value="3168.2" calcext:value-type="float">
            <text:p>3168.2</text:p>
          </table:table-cell>
        </table:table-row>
      </table:table>
      <table:named-expressions/>
      <table:database-ranges>
        <table:database-range table:name="__Anonymous_Sheet_DB__0" table:target-range-address="'my data'.A1:'my data'.G41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15:46:40.098380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8T16:04:47.035928802</dc:date>
    <meta:editing-duration>PT1H24M31S</meta:editing-duration>
    <meta:editing-cycles>27</meta:editing-cycles>
    <meta:generator>LibreOffice/6.4.7.2$Linux_X86_64 LibreOffice_project/40$Build-2</meta:generator>
    <meta:document-statistic meta:table-count="2" meta:cell-count="491" meta:object-count="0"/>
  </office:meta>
</office:document-meta>
</file>